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85c2" officeooo:paragraph-rsid="001285c2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dravo Marijane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0:18:00.148706077</meta:creation-date>
    <dc:date>2017-01-18T20:18:34.904104933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5.1.4.2$Linux_X86_64 LibreOffice_project/10m0$Build-2</meta:generator>
  </office:meta>
</office:document-meta>
</file>